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<text:s/></text:span><text:span text:style-name="T2_2">For</text:span><text:span text:style-name="T2_3"><text:s/></text:span><text:span text:style-name="T2_4">Pattern</text:span><text:span text:style-name="T2_5"><text:s/></text:span><text:span text:style-name="T2_6">number</text:span><text:span text:style-name="T2_7"><text:s/>1<text:s/></text:span><text:span text:style-name="T2_8">with</text:span><text:span text:style-name="T2_9"><text:s/></text:span><text:span text:style-name="T2_10">inputs</text:span><text:span text:style-name="T2_11">(</text:span><text:span text:style-name="T2_12">coordinates</text:span><text:span text:style-name="T2_13">)<text:s/>:<text:s/></text:span></text:p>
      <text:p text:style-name="P3"><text:span text:style-name="T3_1">534.78<text:s text:c="2"/>534.4<text:s text:c="2"/>534.35<text:s text:c="2"/>531.62<text:s text:c="2"/>530.41<text:s text:c="2"/>525.22<text:s text:c="2"/></text:span></text:p>
      <text:p text:style-name="P4"><text:span text:style-name="T4_1">The</text:span><text:span text:style-name="T4_2"><text:s/></text:span><text:span text:style-name="T4_3">computed</text:span><text:span text:style-name="T4_4"><text:s/></text:span><text:span text:style-name="T4_5">Output</text:span><text:span text:style-name="T4_6"><text:s/>(</text:span><text:span text:style-name="T4_7">pressures</text:span><text:span text:style-name="T4_8">)<text:s/></text:span><text:span text:style-name="T4_9">is</text:span><text:span text:style-name="T4_10"><text:s/>:<text:s/>0.6078851427845396<text:s text:c="2"/>0.6013637529674367<text:s text:c="2"/>1.0497690387234675<text:s text:c="2"/>0.6012805724428885<text:s text:c="2"/>0.808143835362732<text:s text:c="2"/></text:span></text:p>
      <text:p text:style-name="P5"><text:span text:style-name="T5_1">The</text:span><text:span text:style-name="T5_2"><text:s/></text:span><text:span text:style-name="T5_3">desired</text:span><text:span text:style-name="T5_4"><text:s/></text:span><text:span text:style-name="T5_5">Output</text:span><text:span text:style-name="T5_6"><text:s/>(</text:span><text:span text:style-name="T5_7">pressures</text:span><text:span text:style-name="T5_8">)<text:s/></text:span><text:span text:style-name="T5_9">is</text:span><text:span text:style-name="T5_10"><text:s/>:<text:s/>0.6<text:s text:c="2"/>0.79<text:s text:c="2"/>0.9<text:s text:c="2"/>0.82<text:s text:c="2"/>0.76<text:s text:c="2"/></text:span></text:p>
      <text:p text:style-name="P6"><text:span text:style-name="T6_1">The</text:span><text:span text:style-name="T6_2"><text:s/></text:span><text:span text:style-name="T6_3">RMS</text:span><text:span text:style-name="T6_4"><text:s/></text:span><text:span text:style-name="T6_5">Error</text:span><text:span text:style-name="T6_6"><text:s/>:<text:s/>0.10823259100575872</text:span></text:p>
      <text:p text:style-name="P7"><text:span text:style-name="T7_1"><text:s/></text:span><text:span text:style-name="T7_2">For</text:span><text:span text:style-name="T7_3"><text:s/></text:span><text:span text:style-name="T7_4">Pattern</text:span><text:span text:style-name="T7_5"><text:s/></text:span><text:span text:style-name="T7_6">number</text:span><text:span text:style-name="T7_7"><text:s/>2<text:s/></text:span><text:span text:style-name="T7_8">with</text:span><text:span text:style-name="T7_9"><text:s/></text:span><text:span text:style-name="T7_10">inputs</text:span><text:span text:style-name="T7_11">(</text:span><text:span text:style-name="T7_12">coordinates</text:span><text:span text:style-name="T7_13">)<text:s/>:<text:s/></text:span></text:p>
      <text:p text:style-name="P8"><text:span text:style-name="T8_1">535.55<text:s text:c="2"/>535.15<text:s text:c="2"/>535.05<text:s text:c="2"/>531.94<text:s text:c="2"/>530.63<text:s text:c="2"/>525.23<text:s text:c="2"/></text:span></text:p>
      <text:p text:style-name="P9"><text:span text:style-name="T9_1">The</text:span><text:span text:style-name="T9_2"><text:s/></text:span><text:span text:style-name="T9_3">computed</text:span><text:span text:style-name="T9_4"><text:s/></text:span><text:span text:style-name="T9_5">Output</text:span><text:span text:style-name="T9_6"><text:s/>(</text:span><text:span text:style-name="T9_7">pressures</text:span><text:span text:style-name="T9_8">)<text:s/></text:span><text:span text:style-name="T9_9">is</text:span><text:span text:style-name="T9_10"><text:s/>:<text:s/>0.8210325327175458<text:s text:c="2"/>0.6241776660570143<text:s text:c="2"/>0.8622135365059338<text:s text:c="2"/>0.7856446803501062<text:s text:c="2"/>0.7858238259803102<text:s text:c="2"/></text:span></text:p>
      <text:p text:style-name="P10"><text:span text:style-name="T10_1">The</text:span><text:span text:style-name="T10_2"><text:s/></text:span><text:span text:style-name="T10_3">desired</text:span><text:span text:style-name="T10_4"><text:s/></text:span><text:span text:style-name="T10_5">Output</text:span><text:span text:style-name="T10_6"><text:s/>(</text:span><text:span text:style-name="T10_7">pressures</text:span><text:span text:style-name="T10_8">)<text:s/></text:span><text:span text:style-name="T10_9">is</text:span><text:span text:style-name="T10_10"><text:s/>:<text:s/>0.83<text:s text:c="2"/>0.79<text:s text:c="2"/>0.9<text:s text:c="2"/>0.82<text:s text:c="2"/>1.03<text:s text:c="2"/></text:span></text:p>
      <text:p text:style-name="P11"><text:span text:style-name="T11_1">The</text:span><text:span text:style-name="T11_2"><text:s/></text:span><text:span text:style-name="T11_3">RMS</text:span><text:span text:style-name="T11_4"><text:s/></text:span><text:span text:style-name="T11_5">Error</text:span><text:span text:style-name="T11_6"><text:s/>:<text:s/>0.0898075706742896</text:span></text:p>
      <text:p text:style-name="P12"><text:span text:style-name="T12_1"><text:s/></text:span><text:span text:style-name="T12_2">For</text:span><text:span text:style-name="T12_3"><text:s/></text:span><text:span text:style-name="T12_4">Pattern</text:span><text:span text:style-name="T12_5"><text:s/></text:span><text:span text:style-name="T12_6">number</text:span><text:span text:style-name="T12_7"><text:s/>3<text:s/></text:span><text:span text:style-name="T12_8">with</text:span><text:span text:style-name="T12_9"><text:s/></text:span><text:span text:style-name="T12_10">inputs</text:span><text:span text:style-name="T12_11">(</text:span><text:span text:style-name="T12_12">coordinates</text:span><text:span text:style-name="T12_13">)<text:s/>:<text:s/></text:span></text:p>
      <text:p text:style-name="P13"><text:span text:style-name="T13_1">535.38<text:s text:c="2"/>534.98<text:s text:c="2"/>534.94<text:s text:c="2"/>532.15<text:s text:c="2"/>530.87<text:s text:c="2"/>525.38<text:s text:c="2"/></text:span></text:p>
      <text:p text:style-name="P14"><text:span text:style-name="T14_1">The</text:span><text:span text:style-name="T14_2"><text:s/></text:span><text:span text:style-name="T14_3">computed</text:span><text:span text:style-name="T14_4"><text:s/></text:span><text:span text:style-name="T14_5">Output</text:span><text:span text:style-name="T14_6"><text:s/>(</text:span><text:span text:style-name="T14_7">pressures</text:span><text:span text:style-name="T14_8">)<text:s/></text:span><text:span text:style-name="T14_9">is</text:span><text:span text:style-name="T14_10"><text:s/>:<text:s/>0.7464398351556406<text:s text:c="2"/>0.6664098163008684<text:s text:c="2"/>0.9859348120589704<text:s text:c="2"/>0.6593479246035874<text:s text:c="2"/>0.7833799821022774<text:s text:c="2"/></text:span></text:p>
      <text:p text:style-name="P15"><text:span text:style-name="T15_1">The</text:span><text:span text:style-name="T15_2"><text:s/></text:span><text:span text:style-name="T15_3">desired</text:span><text:span text:style-name="T15_4"><text:s/></text:span><text:span text:style-name="T15_5">Output</text:span><text:span text:style-name="T15_6"><text:s/>(</text:span><text:span text:style-name="T15_7">pressures</text:span><text:span text:style-name="T15_8">)<text:s/></text:span><text:span text:style-name="T15_9">is</text:span><text:span text:style-name="T15_10"><text:s/>:<text:s/>0.71<text:s text:c="2"/>0.99<text:s text:c="2"/>0.86<text:s text:c="2"/>0.74<text:s text:c="2"/>1.05<text:s text:c="2"/></text:span></text:p>
      <text:p text:style-name="P16"><text:span text:style-name="T16_1">The</text:span><text:span text:style-name="T16_2"><text:s/></text:span><text:span text:style-name="T16_3">RMS</text:span><text:span text:style-name="T16_4"><text:s/></text:span><text:span text:style-name="T16_5">Error</text:span><text:span text:style-name="T16_6"><text:s/>:<text:s/>0.19948903667046675</text:span></text:p>
      <text:p text:style-name="P17"><text:span text:style-name="T17_1"><text:s/></text:span><text:span text:style-name="T17_2">For</text:span><text:span text:style-name="T17_3"><text:s/></text:span><text:span text:style-name="T17_4">Pattern</text:span><text:span text:style-name="T17_5"><text:s/></text:span><text:span text:style-name="T17_6">number</text:span><text:span text:style-name="T17_7"><text:s/>4<text:s/></text:span><text:span text:style-name="T17_8">with</text:span><text:span text:style-name="T17_9"><text:s/></text:span><text:span text:style-name="T17_10">inputs</text:span><text:span text:style-name="T17_11">(</text:span><text:span text:style-name="T17_12">coordinates</text:span><text:span text:style-name="T17_13">)<text:s/>:<text:s/></text:span></text:p>
      <text:p text:style-name="P18"><text:span text:style-name="T18_1">534.25<text:s text:c="2"/>533.89<text:s text:c="2"/>533.74<text:s text:c="2"/>530.63<text:s text:c="2"/>529.42<text:s text:c="2"/>524.47<text:s text:c="2"/></text:span></text:p>
      <text:p text:style-name="P19"><text:span text:style-name="T19_1">The</text:span><text:span text:style-name="T19_2"><text:s/></text:span><text:span text:style-name="T19_3">computed</text:span><text:span text:style-name="T19_4"><text:s/></text:span><text:span text:style-name="T19_5">Output</text:span><text:span text:style-name="T19_6"><text:s/>(</text:span><text:span text:style-name="T19_7">pressures</text:span><text:span text:style-name="T19_8">)<text:s/></text:span><text:span text:style-name="T19_9">is</text:span><text:span text:style-name="T19_10"><text:s/>:<text:s/>0.6103978691095795<text:s text:c="2"/>0.6000000000000016<text:s text:c="2"/>1.0038870379788776<text:s text:c="2"/>1.0499984149809616<text:s text:c="2"/>0.9433662267673174<text:s text:c="2"/></text:span></text:p>
      <text:p text:style-name="P20"><text:span text:style-name="T20_1">The</text:span><text:span text:style-name="T20_2"><text:s/></text:span><text:span text:style-name="T20_3">desired</text:span><text:span text:style-name="T20_4"><text:s/></text:span><text:span text:style-name="T20_5">Output</text:span><text:span text:style-name="T20_6"><text:s/>(</text:span><text:span text:style-name="T20_7">pressures</text:span><text:span text:style-name="T20_8">)<text:s/></text:span><text:span text:style-name="T20_9">is</text:span><text:span text:style-name="T20_10"><text:s/>:<text:s/>0.6<text:s text:c="2"/>0.6<text:s text:c="2"/>0.92<text:s text:c="2"/>0.89<text:s text:c="2"/>1.05<text:s text:c="2"/></text:span></text:p>
      <text:p text:style-name="P21"><text:span text:style-name="T21_1">The</text:span><text:span text:style-name="T21_2"><text:s/></text:span><text:span text:style-name="T21_3">RMS</text:span><text:span text:style-name="T21_4"><text:s/></text:span><text:span text:style-name="T21_5">Error</text:span><text:span text:style-name="T21_6"><text:s/>:<text:s/>0.044115405213148766</text:span></text:p>
      <text:p text:style-name="P22"><text:span text:style-name="T22_1"><text:s/></text:span><text:span text:style-name="T22_2">For</text:span><text:span text:style-name="T22_3"><text:s/></text:span><text:span text:style-name="T22_4">Pattern</text:span><text:span text:style-name="T22_5"><text:s/></text:span><text:span text:style-name="T22_6">number</text:span><text:span text:style-name="T22_7"><text:s/>5<text:s/></text:span><text:span text:style-name="T22_8">with</text:span><text:span text:style-name="T22_9"><text:s/></text:span><text:span text:style-name="T22_10">inputs</text:span><text:span text:style-name="T22_11">(</text:span><text:span text:style-name="T22_12">coordinates</text:span><text:span text:style-name="T22_13">)<text:s/>:<text:s/></text:span></text:p>
      <text:p text:style-name="P23"><text:span text:style-name="T23_1">537.31<text:s text:c="2"/>536.84<text:s text:c="2"/>536.86<text:s text:c="2"/>533.87<text:s text:c="2"/>532.43<text:s text:c="2"/>526.39<text:s text:c="2"/></text:span></text:p>
      <text:p text:style-name="P24"><text:span text:style-name="T24_1">The</text:span><text:span text:style-name="T24_2"><text:s/></text:span><text:span text:style-name="T24_3">computed</text:span><text:span text:style-name="T24_4"><text:s/></text:span><text:span text:style-name="T24_5">Output</text:span><text:span text:style-name="T24_6"><text:s/>(</text:span><text:span text:style-name="T24_7">pressures</text:span><text:span text:style-name="T24_8">)<text:s/></text:span><text:span text:style-name="T24_9">is</text:span><text:span text:style-name="T24_10"><text:s/>:<text:s/>1.0499965412004262<text:s text:c="2"/>1.026910673526273<text:s text:c="2"/>0.6010409651077154<text:s text:c="2"/>0.6001885749863541<text:s text:c="2"/>0.6000524902157104<text:s text:c="2"/></text:span></text:p>
      <text:p text:style-name="P25"><text:span text:style-name="T25_1">The</text:span><text:span text:style-name="T25_2"><text:s/></text:span><text:span text:style-name="T25_3">desired</text:span><text:span text:style-name="T25_4"><text:s/></text:span><text:span text:style-name="T25_5">Output</text:span><text:span text:style-name="T25_6"><text:s/>(</text:span><text:span text:style-name="T25_7">pressures</text:span><text:span text:style-name="T25_8">)<text:s/></text:span><text:span text:style-name="T25_9">is</text:span><text:span text:style-name="T25_10"><text:s/>:<text:s/>1.04<text:s text:c="2"/>1.05<text:s text:c="2"/>0.68<text:s text:c="2"/>0.73<text:s text:c="2"/>0.63<text:s text:c="2"/></text:span></text:p>
      <text:p text:style-name="P26"><text:span text:style-name="T26_1">The</text:span><text:span text:style-name="T26_2"><text:s/></text:span><text:span text:style-name="T26_3">RMS</text:span><text:span text:style-name="T26_4"><text:s/></text:span><text:span text:style-name="T26_5">Error</text:span><text:span text:style-name="T26_6"><text:s/>:<text:s/>0.024615436430456713</text:span></text:p>
      <text:p text:style-name="P27"><text:span text:style-name="T27_1"><text:s/></text:span><text:span text:style-name="T27_2">For</text:span><text:span text:style-name="T27_3"><text:s/></text:span><text:span text:style-name="T27_4">Pattern</text:span><text:span text:style-name="T27_5"><text:s/></text:span><text:span text:style-name="T27_6">number</text:span><text:span text:style-name="T27_7"><text:s/>6<text:s/></text:span><text:span text:style-name="T27_8">with</text:span><text:span text:style-name="T27_9"><text:s/></text:span><text:span text:style-name="T27_10">inputs</text:span><text:span text:style-name="T27_11">(</text:span><text:span text:style-name="T27_12">coordinates</text:span><text:span text:style-name="T27_13">)<text:s/>:<text:s/></text:span></text:p>
      <text:p text:style-name="P28"><text:span text:style-name="T28_1">535.15<text:s text:c="2"/>534.75<text:s text:c="2"/>534.76<text:s text:c="2"/>532.25<text:s text:c="2"/>531.04<text:s text:c="2"/>525.7<text:s text:c="2"/></text:span></text:p>
      <text:p text:style-name="P29"><text:span text:style-name="T29_1">The</text:span><text:span text:style-name="T29_2"><text:s/></text:span><text:span text:style-name="T29_3">computed</text:span><text:span text:style-name="T29_4"><text:s/></text:span><text:span text:style-name="T29_5">Output</text:span><text:span text:style-name="T29_6"><text:s/>(</text:span><text:span text:style-name="T29_7">pressures</text:span><text:span text:style-name="T29_8">)<text:s/></text:span><text:span text:style-name="T29_9">is</text:span><text:span text:style-name="T29_10"><text:s/>:<text:s/>0.6287414654031279<text:s text:c="2"/>0.7768567315838825<text:s text:c="2"/>1.0496343372470356<text:s text:c="2"/>0.601062407912863<text:s text:c="2"/>0.7018166204938413<text:s text:c="2"/></text:span></text:p>
      <text:p text:style-name="P30"><text:span text:style-name="T30_1">The</text:span><text:span text:style-name="T30_2"><text:s/></text:span><text:span text:style-name="T30_3">desired</text:span><text:span text:style-name="T30_4"><text:s/></text:span><text:span text:style-name="T30_5">Output</text:span><text:span text:style-name="T30_6"><text:s/>(</text:span><text:span text:style-name="T30_7">pressures</text:span><text:span text:style-name="T30_8">)<text:s/></text:span><text:span text:style-name="T30_9">is</text:span><text:span text:style-name="T30_10"><text:s/>:<text:s/>0.6<text:s text:c="2"/>0.87<text:s text:c="2"/>1.05<text:s text:c="2"/>0.62<text:s text:c="2"/>0.87<text:s text:c="2"/></text:span></text:p>
      <text:p text:style-name="P31"><text:span text:style-name="T31_1">The</text:span><text:span text:style-name="T31_2"><text:s/></text:span><text:span text:style-name="T31_3">RMS</text:span><text:span text:style-name="T31_4"><text:s/></text:span><text:span text:style-name="T31_5">Error</text:span><text:span text:style-name="T31_6"><text:s/>:<text:s/>0.03814615553017642</text:span></text:p>
      <text:p text:style-name="P32"><text:span text:style-name="T32_1"><text:s/></text:span><text:span text:style-name="T32_2">For</text:span><text:span text:style-name="T32_3"><text:s/></text:span><text:span text:style-name="T32_4">Pattern</text:span><text:span text:style-name="T32_5"><text:s/></text:span><text:span text:style-name="T32_6">number</text:span><text:span text:style-name="T32_7"><text:s/>7<text:s/></text:span><text:span text:style-name="T32_8">with</text:span><text:span text:style-name="T32_9"><text:s/></text:span><text:span text:style-name="T32_10">inputs</text:span><text:span text:style-name="T32_11">(</text:span><text:span text:style-name="T32_12">coordinates</text:span><text:span text:style-name="T32_13">)<text:s/>:<text:s/></text:span></text:p>
      <text:p text:style-name="P33"><text:span text:style-name="T33_1">537.1<text:s text:c="2"/>536.64<text:s text:c="2"/>536.64<text:s text:c="2"/>533.65<text:s text:c="2"/>532.23<text:s text:c="2"/>526.24<text:s text:c="2"/></text:span></text:p>
      <text:p text:style-name="P34"><text:span text:style-name="T34_1">The</text:span><text:span text:style-name="T34_2"><text:s/></text:span><text:span text:style-name="T34_3">computed</text:span><text:span text:style-name="T34_4"><text:s/></text:span><text:span text:style-name="T34_5">Output</text:span><text:span text:style-name="T34_6"><text:s/>(</text:span><text:span text:style-name="T34_7">pressures</text:span><text:span text:style-name="T34_8">)<text:s/></text:span><text:span text:style-name="T34_9">is</text:span><text:span text:style-name="T34_10"><text:s/>:<text:s/>1.0499317982311063<text:s text:c="2"/>0.9420250448819505<text:s text:c="2"/>0.603349419509622<text:s text:c="2"/>0.6013257249572085<text:s text:c="2"/>0.6006142129746482<text:s text:c="2"/></text:span></text:p>
      <text:p text:style-name="P35"><text:span text:style-name="T35_1">The</text:span><text:span text:style-name="T35_2"><text:s/></text:span><text:span text:style-name="T35_3">desired</text:span><text:span text:style-name="T35_4"><text:s/></text:span><text:span text:style-name="T35_5">Output</text:span><text:span text:style-name="T35_6"><text:s/>(</text:span><text:span text:style-name="T35_7">pressures</text:span><text:span text:style-name="T35_8">)<text:s/></text:span><text:span text:style-name="T35_9">is</text:span><text:span text:style-name="T35_10"><text:s/>:<text:s/>1.02<text:s text:c="2"/>1.05<text:s text:c="2"/>0.66<text:s text:c="2"/>0.76<text:s text:c="2"/>0.66<text:s text:c="2"/></text:span></text:p>
      <text:p text:style-name="P36"><text:span text:style-name="T36_1">The</text:span><text:span text:style-name="T36_2"><text:s/></text:span><text:span text:style-name="T36_3">RMS</text:span><text:span text:style-name="T36_4"><text:s/></text:span><text:span text:style-name="T36_5">Error</text:span><text:span text:style-name="T36_6"><text:s/>:<text:s/>0.044467989008965175</text:span></text:p>
      <text:p text:style-name="P37"><text:span text:style-name="T37_1"><text:s/></text:span><text:span text:style-name="T37_2">For</text:span><text:span text:style-name="T37_3"><text:s/></text:span><text:span text:style-name="T37_4">Pattern</text:span><text:span text:style-name="T37_5"><text:s/></text:span><text:span text:style-name="T37_6">number</text:span><text:span text:style-name="T37_7"><text:s/>8<text:s/></text:span><text:span text:style-name="T37_8">with</text:span><text:span text:style-name="T37_9"><text:s/></text:span><text:span text:style-name="T37_10">inputs</text:span><text:span text:style-name="T37_11">(</text:span><text:span text:style-name="T37_12">coordinates</text:span><text:span text:style-name="T37_13">)<text:s/>:<text:s/></text:span></text:p>
      <text:p text:style-name="P38"><text:span text:style-name="T38_1">535.52<text:s text:c="2"/>535.12<text:s text:c="2"/>535.08<text:s text:c="2"/>532.26<text:s text:c="2"/>530.99<text:s text:c="2"/>525.56<text:s text:c="2"/></text:span></text:p>
      <text:p text:style-name="P39"><text:span text:style-name="T39_1">The</text:span><text:span text:style-name="T39_2"><text:s/></text:span><text:span text:style-name="T39_3">computed</text:span><text:span text:style-name="T39_4"><text:s/></text:span><text:span text:style-name="T39_5">Output</text:span><text:span text:style-name="T39_6"><text:s/>(</text:span><text:span text:style-name="T39_7">pressures</text:span><text:span text:style-name="T39_8">)<text:s/></text:span><text:span text:style-name="T39_9">is</text:span><text:span text:style-name="T39_10"><text:s/>:<text:s/>0.7732132117200098<text:s text:c="2"/>0.6991832248796368<text:s text:c="2"/>0.971152452442084<text:s text:c="2"/>0.6664001417705716<text:s text:c="2"/>0.7690181225599126<text:s text:c="2"/></text:span></text:p>
      <text:p text:style-name="P40"><text:span text:style-name="T40_1">The</text:span><text:span text:style-name="T40_2"><text:s/></text:span><text:span text:style-name="T40_3">desired</text:span><text:span text:style-name="T40_4"><text:s/></text:span><text:span text:style-name="T40_5">Output</text:span><text:span text:style-name="T40_6"><text:s/>(</text:span><text:span text:style-name="T40_7">pressures</text:span><text:span text:style-name="T40_8">)<text:s/></text:span><text:span text:style-name="T40_9">is</text:span><text:span text:style-name="T40_10"><text:s/>:<text:s/>0.74<text:s text:c="2"/>0.79<text:s text:c="2"/>1.05<text:s text:c="2"/>0.6<text:s text:c="2"/>1.03<text:s text:c="2"/></text:span></text:p>
      <text:p text:style-name="P41"><text:span text:style-name="T41_1">The</text:span><text:span text:style-name="T41_2"><text:s/></text:span><text:span text:style-name="T41_3">RMS</text:span><text:span text:style-name="T41_4"><text:s/></text:span><text:span text:style-name="T41_5">Error</text:span><text:span text:style-name="T41_6"><text:s/>:<text:s/>0.08808825901122345</text:span></text:p>
      <text:p text:style-name="P42"><text:span text:style-name="T42_1"><text:s/></text:span><text:span text:style-name="T42_2">For</text:span><text:span text:style-name="T42_3"><text:s/></text:span><text:span text:style-name="T42_4">Pattern</text:span><text:span text:style-name="T42_5"><text:s/></text:span><text:span text:style-name="T42_6">number</text:span><text:span text:style-name="T42_7"><text:s/>9<text:s/></text:span><text:span text:style-name="T42_8">with</text:span><text:span text:style-name="T42_9"><text:s/></text:span><text:span text:style-name="T42_10">inputs</text:span><text:span text:style-name="T42_11">(</text:span><text:span text:style-name="T42_12">coordinates</text:span><text:span text:style-name="T42_13">)<text:s/>:<text:s/></text:span></text:p>
      <text:p text:style-name="P43"><text:span text:style-name="T43_1">537.35<text:s text:c="2"/>536.88<text:s text:c="2"/>536.89<text:s text:c="2"/>533.9<text:s text:c="2"/>532.48<text:s text:c="2"/>526.58<text:s text:c="2"/></text:span></text:p>
      <text:p text:style-name="P44"><text:span text:style-name="T44_1">The</text:span><text:span text:style-name="T44_2"><text:s/></text:span><text:span text:style-name="T44_3">computed</text:span><text:span text:style-name="T44_4"><text:s/></text:span><text:span text:style-name="T44_5">Output</text:span><text:span text:style-name="T44_6"><text:s/>(</text:span><text:span text:style-name="T44_7">pressures</text:span><text:span text:style-name="T44_8">)<text:s/></text:span><text:span text:style-name="T44_9">is</text:span><text:span text:style-name="T44_10"><text:s/>:<text:s/>1.0499939711330801<text:s text:c="2"/>1.049247252079057<text:s text:c="2"/>0.6187554159061585<text:s text:c="2"/>0.6000521271314335<text:s text:c="2"/>0.6000183797749308<text:s text:c="2"/></text:span></text:p>
      <text:p text:style-name="P45"><text:span text:style-name="T45_1">The</text:span><text:span text:style-name="T45_2"><text:s/></text:span><text:span text:style-name="T45_3">desired</text:span><text:span text:style-name="T45_4"><text:s/></text:span><text:span text:style-name="T45_5">Output</text:span><text:span text:style-name="T45_6"><text:s/>(</text:span><text:span text:style-name="T45_7">pressures</text:span><text:span text:style-name="T45_8">)<text:s/></text:span><text:span text:style-name="T45_9">is</text:span><text:span text:style-name="T45_10"><text:s/>:<text:s/>1.05<text:s text:c="2"/>0.88<text:s text:c="2"/>0.91<text:s text:c="2"/>0.63<text:s text:c="2"/>0.65<text:s text:c="2"/></text:span></text:p>
      <text:p text:style-name="P46"><text:span text:style-name="T46_1">The</text:span><text:span text:style-name="T46_2"><text:s/></text:span><text:span text:style-name="T46_3">RMS</text:span><text:span text:style-name="T46_4"><text:s/></text:span><text:span text:style-name="T46_5">Error</text:span><text:span text:style-name="T46_6"><text:s/>:<text:s/>0.11686307758632873</text:span></text:p>
      <text:p text:style-name="P47"><text:span text:style-name="T47_1"><text:s/></text:span><text:span text:style-name="T47_2">For</text:span><text:span text:style-name="T47_3"><text:s/></text:span><text:span text:style-name="T47_4">Pattern</text:span><text:span text:style-name="T47_5"><text:s/></text:span><text:span text:style-name="T47_6">number</text:span><text:span text:style-name="T47_7"><text:s/>10<text:s/></text:span><text:span text:style-name="T47_8">with</text:span><text:span text:style-name="T47_9"><text:s/></text:span><text:span text:style-name="T47_10">inputs</text:span><text:span text:style-name="T47_11">(</text:span><text:span text:style-name="T47_12">coordinates</text:span><text:span text:style-name="T47_13">)<text:s/>:<text:s/></text:span></text:p>
      <text:p text:style-name="P48"><text:span text:style-name="T48_1">535.37<text:s text:c="2"/>534.97<text:s text:c="2"/>534.96<text:s text:c="2"/>532.27<text:s text:c="2"/>531.01<text:s text:c="2"/>525.52<text:s text:c="2"/></text:span></text:p>
      <text:p text:style-name="P49"><text:span text:style-name="T49_1">The</text:span><text:span text:style-name="T49_2"><text:s/></text:span><text:span text:style-name="T49_3">computed</text:span><text:span text:style-name="T49_4"><text:s/></text:span><text:span text:style-name="T49_5">Output</text:span><text:span text:style-name="T49_6"><text:s/>(</text:span><text:span text:style-name="T49_7">pressures</text:span><text:span text:style-name="T49_8">)<text:s/></text:span><text:span text:style-name="T49_9">is</text:span><text:span text:style-name="T49_10"><text:s/>:<text:s/>0.7251757030171091<text:s text:c="2"/>0.703797648251048<text:s text:c="2"/>1.0179284455570206<text:s text:c="2"/>0.6336802749728127<text:s text:c="2"/>0.7640994461009287<text:s text:c="2"/></text:span></text:p>
      <text:p text:style-name="P50"><text:span text:style-name="T50_1">The</text:span><text:span text:style-name="T50_2"><text:s/></text:span><text:span text:style-name="T50_3">desired</text:span><text:span text:style-name="T50_4"><text:s/></text:span><text:span text:style-name="T50_5">Output</text:span><text:span text:style-name="T50_6"><text:s/>(</text:span><text:span text:style-name="T50_7">pressures</text:span><text:span text:style-name="T50_8">)<text:s/></text:span><text:span text:style-name="T50_9">is</text:span><text:span text:style-name="T50_10"><text:s/>:<text:s/>0.69<text:s text:c="2"/>1.02<text:s text:c="2"/>0.9<text:s text:c="2"/>0.73<text:s text:c="2"/>1.01<text:s text:c="2"/></text:span></text:p>
      <text:p text:style-name="P51"><text:span text:style-name="T51_1">The</text:span><text:span text:style-name="T51_2"><text:s/></text:span><text:span text:style-name="T51_3">RMS</text:span><text:span text:style-name="T51_4"><text:s/></text:span><text:span text:style-name="T51_5">Error</text:span><text:span text:style-name="T51_6"><text:s/>:<text:s/>0.18487294744299404</text:span></text:p>
      <text:p text:style-name="P52"><text:span text:style-name="T52_1"><text:s/></text:span><text:span text:style-name="T52_2">For</text:span><text:span text:style-name="T52_3"><text:s/></text:span><text:span text:style-name="T52_4">Pattern</text:span><text:span text:style-name="T52_5"><text:s/></text:span><text:span text:style-name="T52_6">number</text:span><text:span text:style-name="T52_7"><text:s/>11<text:s/></text:span><text:span text:style-name="T52_8">with</text:span><text:span text:style-name="T52_9"><text:s/></text:span><text:span text:style-name="T52_10">inputs</text:span><text:span text:style-name="T52_11">(</text:span><text:span text:style-name="T52_12">coordinates</text:span><text:span text:style-name="T52_13">)<text:s/>:<text:s/></text:span></text:p>
      <text:p text:style-name="P53"><text:span text:style-name="T53_1">536.22<text:s text:c="2"/>535.79<text:s text:c="2"/>535.74<text:s text:c="2"/>532.71<text:s text:c="2"/>531.36<text:s text:c="2"/>525.7<text:s text:c="2"/></text:span></text:p>
      <text:p text:style-name="P54"><text:span text:style-name="T54_1">The</text:span><text:span text:style-name="T54_2"><text:s/></text:span><text:span text:style-name="T54_3">computed</text:span><text:span text:style-name="T54_4"><text:s/></text:span><text:span text:style-name="T54_5">Output</text:span><text:span text:style-name="T54_6"><text:s/>(</text:span><text:span text:style-name="T54_7">pressures</text:span><text:span text:style-name="T54_8">)<text:s/></text:span><text:span text:style-name="T54_9">is</text:span><text:span text:style-name="T54_10"><text:s/>:<text:s/>0.9600900526810949<text:s text:c="2"/>0.707754463527825<text:s text:c="2"/>0.7744084293877607<text:s text:c="2"/>0.6602534034327369<text:s text:c="2"/>0.6941425998151873<text:s text:c="2"/></text:span></text:p>
      <text:p text:style-name="P55"><text:span text:style-name="T55_1">The</text:span><text:span text:style-name="T55_2"><text:s/></text:span><text:span text:style-name="T55_3">desired</text:span><text:span text:style-name="T55_4"><text:s/></text:span><text:span text:style-name="T55_5">Output</text:span><text:span text:style-name="T55_6"><text:s/>(</text:span><text:span text:style-name="T55_7">pressures</text:span><text:span text:style-name="T55_8">)<text:s/></text:span><text:span text:style-name="T55_9">is</text:span><text:span text:style-name="T55_10"><text:s/>:<text:s/>0.91<text:s text:c="2"/>0.89<text:s text:c="2"/>0.72<text:s text:c="2"/>0.83<text:s text:c="2"/>0.68<text:s text:c="2"/></text:span></text:p>
      <text:p text:style-name="P56"><text:span text:style-name="T56_1">The</text:span><text:span text:style-name="T56_2"><text:s/></text:span><text:span text:style-name="T56_3">RMS</text:span><text:span text:style-name="T56_4"><text:s/></text:span><text:span text:style-name="T56_5">Error</text:span><text:span text:style-name="T56_6"><text:s/>:<text:s/>0.06769664630577038</text:span></text:p>
      <text:p text:style-name="P57"><text:span text:style-name="T57_1"><text:s/></text:span><text:span text:style-name="T57_2">For</text:span><text:span text:style-name="T57_3"><text:s/></text:span><text:span text:style-name="T57_4">Pattern</text:span><text:span text:style-name="T57_5"><text:s/></text:span><text:span text:style-name="T57_6">number</text:span><text:span text:style-name="T57_7"><text:s/>12<text:s/></text:span><text:span text:style-name="T57_8">with</text:span><text:span text:style-name="T57_9"><text:s/></text:span><text:span text:style-name="T57_10">inputs</text:span><text:span text:style-name="T57_11">(</text:span><text:span text:style-name="T57_12">coordinates</text:span><text:span text:style-name="T57_13">)<text:s/>:<text:s/></text:span></text:p>
      <text:p text:style-name="P58"><text:span text:style-name="T58_1">535.34<text:s text:c="2"/>534.94<text:s text:c="2"/>534.89<text:s text:c="2"/>532.04<text:s text:c="2"/>530.79<text:s text:c="2"/>525.47<text:s text:c="2"/></text:span></text:p>
      <text:p text:style-name="P59"><text:span text:style-name="T59_1">The</text:span><text:span text:style-name="T59_2"><text:s/></text:span><text:span text:style-name="T59_3">computed</text:span><text:span text:style-name="T59_4"><text:s/></text:span><text:span text:style-name="T59_5">Output</text:span><text:span text:style-name="T59_6"><text:s/>(</text:span><text:span text:style-name="T59_7">pressures</text:span><text:span text:style-name="T59_8">)<text:s/></text:span><text:span text:style-name="T59_9">is</text:span><text:span text:style-name="T59_10"><text:s/>:<text:s/>0.7266912673754402<text:s text:c="2"/>0.6515829632755812<text:s text:c="2"/>1.0026135594193253<text:s text:c="2"/>0.6527451532871554<text:s text:c="2"/>0.785546038195786<text:s text:c="2"/></text:span></text:p>
      <text:p text:style-name="P60"><text:span text:style-name="T60_1">The</text:span><text:span text:style-name="T60_2"><text:s/></text:span><text:span text:style-name="T60_3">desired</text:span><text:span text:style-name="T60_4"><text:s/></text:span><text:span text:style-name="T60_5">Output</text:span><text:span text:style-name="T60_6"><text:s/>(</text:span><text:span text:style-name="T60_7">pressures</text:span><text:span text:style-name="T60_8">)<text:s/></text:span><text:span text:style-name="T60_9">is</text:span><text:span text:style-name="T60_10"><text:s/>:<text:s/>0.73<text:s text:c="2"/>0.8<text:s text:c="2"/>1.04<text:s text:c="2"/>0.74<text:s text:c="2"/>0.98<text:s text:c="2"/></text:span></text:p>
      <text:p text:style-name="P61"><text:span text:style-name="T61_1">The</text:span><text:span text:style-name="T61_2"><text:s/></text:span><text:span text:style-name="T61_3">RMS</text:span><text:span text:style-name="T61_4"><text:s/></text:span><text:span text:style-name="T61_5">Error</text:span><text:span text:style-name="T61_6"><text:s/>:<text:s/>0.06886206197716738</text:span></text:p>
      <text:p text:style-name="P62"><text:span text:style-name="T62_1"><text:s/></text:span><text:span text:style-name="T62_2">For</text:span><text:span text:style-name="T62_3"><text:s/></text:span><text:span text:style-name="T62_4">Pattern</text:span><text:span text:style-name="T62_5"><text:s/></text:span><text:span text:style-name="T62_6">number</text:span><text:span text:style-name="T62_7"><text:s/>13<text:s/></text:span><text:span text:style-name="T62_8">with</text:span><text:span text:style-name="T62_9"><text:s/></text:span><text:span text:style-name="T62_10">inputs</text:span><text:span text:style-name="T62_11">(</text:span><text:span text:style-name="T62_12">coordinates</text:span><text:span text:style-name="T62_13">)<text:s/>:<text:s/></text:span></text:p>
      <text:p text:style-name="P63"><text:span text:style-name="T63_1">534.21<text:s text:c="2"/>533.86<text:s text:c="2"/>533.7<text:s text:c="2"/>530.57<text:s text:c="2"/>529.35<text:s text:c="2"/>524.4<text:s text:c="2"/></text:span></text:p>
      <text:p text:style-name="P64"><text:span text:style-name="T64_1">The</text:span><text:span text:style-name="T64_2"><text:s/></text:span><text:span text:style-name="T64_3">computed</text:span><text:span text:style-name="T64_4"><text:s/></text:span><text:span text:style-name="T64_5">Output</text:span><text:span text:style-name="T64_6"><text:s/>(</text:span><text:span text:style-name="T64_7">pressures</text:span><text:span text:style-name="T64_8">)<text:s/></text:span><text:span text:style-name="T64_9">is</text:span><text:span text:style-name="T64_10"><text:s/>:<text:s/>0.6103530277915186<text:s text:c="2"/>0.6000000000000005<text:s text:c="2"/>0.9937879439380538<text:s text:c="2"/>1.0499991194065887<text:s text:c="2"/>0.9492874458694293<text:s text:c="2"/></text:span></text:p>
      <text:p text:style-name="P65"><text:span text:style-name="T65_1">The</text:span><text:span text:style-name="T65_2"><text:s/></text:span><text:span text:style-name="T65_3">desired</text:span><text:span text:style-name="T65_4"><text:s/></text:span><text:span text:style-name="T65_5">Output</text:span><text:span text:style-name="T65_6"><text:s/>(</text:span><text:span text:style-name="T65_7">pressures</text:span><text:span text:style-name="T65_8">)<text:s/></text:span><text:span text:style-name="T65_9">is</text:span><text:span text:style-name="T65_10"><text:s/>:<text:s/>0.6<text:s text:c="2"/>0.63<text:s text:c="2"/>0.86<text:s text:c="2"/>0.92<text:s text:c="2"/>1.05<text:s text:c="2"/></text:span></text:p>
      <text:p text:style-name="P66"><text:span text:style-name="T66_1">The</text:span><text:span text:style-name="T66_2"><text:s/></text:span><text:span text:style-name="T66_3">RMS</text:span><text:span text:style-name="T66_4"><text:s/></text:span><text:span text:style-name="T66_5">Error</text:span><text:span text:style-name="T66_6"><text:s/>:<text:s/>0.04594918873361541</text:span></text:p>
      <text:p text:style-name="P67"><text:span text:style-name="T67_1"><text:s/></text:span><text:span text:style-name="T67_2">For</text:span><text:span text:style-name="T67_3"><text:s/></text:span><text:span text:style-name="T67_4">Pattern</text:span><text:span text:style-name="T67_5"><text:s/></text:span><text:span text:style-name="T67_6">number</text:span><text:span text:style-name="T67_7"><text:s/>14<text:s/></text:span><text:span text:style-name="T67_8">with</text:span><text:span text:style-name="T67_9"><text:s/></text:span><text:span text:style-name="T67_10">inputs</text:span><text:span text:style-name="T67_11">(</text:span><text:span text:style-name="T67_12">coordinates</text:span><text:span text:style-name="T67_13">)<text:s/>:<text:s/></text:span></text:p>
      <text:p text:style-name="P68"><text:span text:style-name="T68_1">535.15<text:s text:c="2"/>534.76<text:s text:c="2"/>534.7<text:s text:c="2"/>531.85<text:s text:c="2"/>530.6<text:s text:c="2"/>525.33<text:s text:c="2"/></text:span></text:p>
      <text:p text:style-name="P69"><text:span text:style-name="T69_1">The</text:span><text:span text:style-name="T69_2"><text:s/></text:span><text:span text:style-name="T69_3">computed</text:span><text:span text:style-name="T69_4"><text:s/></text:span><text:span text:style-name="T69_5">Output</text:span><text:span text:style-name="T69_6"><text:s/>(</text:span><text:span text:style-name="T69_7">pressures</text:span><text:span text:style-name="T69_8">)<text:s/></text:span><text:span text:style-name="T69_9">is</text:span><text:span text:style-name="T69_10"><text:s/>:<text:s/>0.6734154385096034<text:s text:c="2"/>0.6167230171337715<text:s text:c="2"/>1.0325492369738833<text:s text:c="2"/>0.6314177345215218<text:s text:c="2"/>0.7987526960407816<text:s text:c="2"/></text:span></text:p>
      <text:p text:style-name="P70"><text:span text:style-name="T70_1">The</text:span><text:span text:style-name="T70_2"><text:s/></text:span><text:span text:style-name="T70_3">desired</text:span><text:span text:style-name="T70_4"><text:s/></text:span><text:span text:style-name="T70_5">Output</text:span><text:span text:style-name="T70_6"><text:s/>(</text:span><text:span text:style-name="T70_7">pressures</text:span><text:span text:style-name="T70_8">)<text:s/></text:span><text:span text:style-name="T70_9">is</text:span><text:span text:style-name="T70_10"><text:s/>:<text:s/>0.7<text:s text:c="2"/>0.8<text:s text:c="2"/>1.03<text:s text:c="2"/>0.74<text:s text:c="2"/>1.03<text:s text:c="2"/></text:span></text:p>
      <text:p text:style-name="P71"><text:span text:style-name="T71_1">The</text:span><text:span text:style-name="T71_2"><text:s/></text:span><text:span text:style-name="T71_3">RMS</text:span><text:span text:style-name="T71_4"><text:s/></text:span><text:span text:style-name="T71_5">Error</text:span><text:span text:style-name="T71_6"><text:s/>:<text:s/>0.09956911393217938</text:span></text:p>
      <text:p text:style-name="P72"><text:span text:style-name="T72_1"><text:s/></text:span><text:span text:style-name="T72_2">For</text:span><text:span text:style-name="T72_3"><text:s/></text:span><text:span text:style-name="T72_4">Pattern</text:span><text:span text:style-name="T72_5"><text:s/></text:span><text:span text:style-name="T72_6">number</text:span><text:span text:style-name="T72_7"><text:s/>15<text:s/></text:span><text:span text:style-name="T72_8">with</text:span><text:span text:style-name="T72_9"><text:s/></text:span><text:span text:style-name="T72_10">inputs</text:span><text:span text:style-name="T72_11">(</text:span><text:span text:style-name="T72_12">coordinates</text:span><text:span text:style-name="T72_13">)<text:s/>:<text:s/></text:span></text:p>
      <text:p text:style-name="P73"><text:span text:style-name="T73_1">535.23<text:s text:c="2"/>534.84<text:s text:c="2"/>534.73<text:s text:c="2"/>531.6<text:s text:c="2"/>530.32<text:s text:c="2"/>524.96<text:s text:c="2"/></text:span></text:p>
      <text:p text:style-name="P74"><text:span text:style-name="T74_1">The</text:span><text:span text:style-name="T74_2"><text:s/></text:span><text:span text:style-name="T74_3">computed</text:span><text:span text:style-name="T74_4"><text:s/></text:span><text:span text:style-name="T74_5">Output</text:span><text:span text:style-name="T74_6"><text:s/>(</text:span><text:span text:style-name="T74_7">pressures</text:span><text:span text:style-name="T74_8">)<text:s/></text:span><text:span text:style-name="T74_9">is</text:span><text:span text:style-name="T74_10"><text:s/>:<text:s/>0.7763454664524443<text:s text:c="2"/>0.6008001093911006<text:s text:c="2"/>0.8614166368520876<text:s text:c="2"/>0.9782634382304223<text:s text:c="2"/>0.8152124999477957<text:s text:c="2"/></text:span></text:p>
      <text:p text:style-name="P75"><text:span text:style-name="T75_1">The</text:span><text:span text:style-name="T75_2"><text:s/></text:span><text:span text:style-name="T75_3">desired</text:span><text:span text:style-name="T75_4"><text:s/></text:span><text:span text:style-name="T75_5">Output</text:span><text:span text:style-name="T75_6"><text:s/>(</text:span><text:span text:style-name="T75_7">pressures</text:span><text:span text:style-name="T75_8">)<text:s/></text:span><text:span text:style-name="T75_9">is</text:span><text:span text:style-name="T75_10"><text:s/>:<text:s/>0.74<text:s text:c="2"/>0.6<text:s text:c="2"/>0.91<text:s text:c="2"/>0.6<text:s text:c="2"/>1.02<text:s text:c="2"/></text:span></text:p>
      <text:p text:style-name="P76"><text:span text:style-name="T76_1">The</text:span><text:span text:style-name="T76_2"><text:s/></text:span><text:span text:style-name="T76_3">RMS</text:span><text:span text:style-name="T76_4"><text:s/></text:span><text:span text:style-name="T76_5">Error</text:span><text:span text:style-name="T76_6"><text:s/>:<text:s/>0.18870312516097754</text:span></text:p>
      <text:p text:style-name="P77"><text:span text:style-name="T77_1"><text:s/></text:span><text:span text:style-name="T77_2">For</text:span><text:span text:style-name="T77_3"><text:s/></text:span><text:span text:style-name="T77_4">Pattern</text:span><text:span text:style-name="T77_5"><text:s/></text:span><text:span text:style-name="T77_6">number</text:span><text:span text:style-name="T77_7"><text:s/>16<text:s/></text:span><text:span text:style-name="T77_8">with</text:span><text:span text:style-name="T77_9"><text:s/></text:span><text:span text:style-name="T77_10">inputs</text:span><text:span text:style-name="T77_11">(</text:span><text:span text:style-name="T77_12">coordinates</text:span><text:span text:style-name="T77_13">)<text:s/>:<text:s/></text:span></text:p>
      <text:p text:style-name="P78"><text:span text:style-name="T78_1">537.14<text:s text:c="2"/>536.69<text:s text:c="2"/>536.67<text:s text:c="2"/>533.55<text:s text:c="2"/>532.11<text:s text:c="2"/>526.1<text:s text:c="2"/></text:span></text:p>
      <text:p text:style-name="P79"><text:span text:style-name="T79_1">The</text:span><text:span text:style-name="T79_2"><text:s/></text:span><text:span text:style-name="T79_3">computed</text:span><text:span text:style-name="T79_4"><text:s/></text:span><text:span text:style-name="T79_5">Output</text:span><text:span text:style-name="T79_6"><text:s/>(</text:span><text:span text:style-name="T79_7">pressures</text:span><text:span text:style-name="T79_8">)<text:s/></text:span><text:span text:style-name="T79_9">is</text:span><text:span text:style-name="T79_10"><text:s/>:<text:s/>1.0499907909676698<text:s text:c="2"/>0.7201636611389417<text:s text:c="2"/>0.6001410538317954<text:s text:c="2"/>0.601525834762019<text:s text:c="2"/>0.6004435221120874<text:s text:c="2"/></text:span></text:p>
      <text:p text:style-name="P80"><text:span text:style-name="T80_1">The</text:span><text:span text:style-name="T80_2"><text:s/></text:span><text:span text:style-name="T80_3">desired</text:span><text:span text:style-name="T80_4"><text:s/></text:span><text:span text:style-name="T80_5">Output</text:span><text:span text:style-name="T80_6"><text:s/>(</text:span><text:span text:style-name="T80_7">pressures</text:span><text:span text:style-name="T80_8">)<text:s/></text:span><text:span text:style-name="T80_9">is</text:span><text:span text:style-name="T80_10"><text:s/>:<text:s/>1.05<text:s text:c="2"/>0.99<text:s text:c="2"/>0.6<text:s text:c="2"/>0.77<text:s text:c="2"/>0.62<text:s text:c="2"/></text:span></text:p>
      <text:p text:style-name="P81"><text:span text:style-name="T81_1">The</text:span><text:span text:style-name="T81_2"><text:s/></text:span><text:span text:style-name="T81_3">RMS</text:span><text:span text:style-name="T81_4"><text:s/></text:span><text:span text:style-name="T81_5">Error</text:span><text:span text:style-name="T81_6"><text:s/>:<text:s/>0.10157766993094455</text:span></text:p>
      <text:p text:style-name="P82"><text:span text:style-name="T82_1"><text:s/></text:span><text:span text:style-name="T82_2">For</text:span><text:span text:style-name="T82_3"><text:s/></text:span><text:span text:style-name="T82_4">Pattern</text:span><text:span text:style-name="T82_5"><text:s/></text:span><text:span text:style-name="T82_6">number</text:span><text:span text:style-name="T82_7"><text:s/>17<text:s/></text:span><text:span text:style-name="T82_8">with</text:span><text:span text:style-name="T82_9"><text:s/></text:span><text:span text:style-name="T82_10">inputs</text:span><text:span text:style-name="T82_11">(</text:span><text:span text:style-name="T82_12">coordinates</text:span><text:span text:style-name="T82_13">)<text:s/>:<text:s/></text:span></text:p>
      <text:p text:style-name="P83"><text:span text:style-name="T83_1">536.12<text:s text:c="2"/>535.7<text:s text:c="2"/>535.6<text:s text:c="2"/>532.44<text:s text:c="2"/>531.13<text:s text:c="2"/>525.79<text:s text:c="2"/></text:span></text:p>
      <text:p text:style-name="P84"><text:span text:style-name="T84_1">The</text:span><text:span text:style-name="T84_2"><text:s/></text:span><text:span text:style-name="T84_3">computed</text:span><text:span text:style-name="T84_4"><text:s/></text:span><text:span text:style-name="T84_5">Output</text:span><text:span text:style-name="T84_6"><text:s/>(</text:span><text:span text:style-name="T84_7">pressures</text:span><text:span text:style-name="T84_8">)<text:s/></text:span><text:span text:style-name="T84_9">is</text:span><text:span text:style-name="T84_10"><text:s/>:<text:s/>0.917876761605028<text:s text:c="2"/>0.6906466856811817<text:s text:c="2"/>0.8120780877013163<text:s text:c="2"/>0.6808064888945212<text:s text:c="2"/>0.7213699626621929<text:s text:c="2"/></text:span></text:p>
      <text:p text:style-name="P85"><text:span text:style-name="T85_1">The</text:span><text:span text:style-name="T85_2"><text:s/></text:span><text:span text:style-name="T85_3">desired</text:span><text:span text:style-name="T85_4"><text:s/></text:span><text:span text:style-name="T85_5">Output</text:span><text:span text:style-name="T85_6"><text:s/>(</text:span><text:span text:style-name="T85_7">pressures</text:span><text:span text:style-name="T85_8">)<text:s/></text:span><text:span text:style-name="T85_9">is</text:span><text:span text:style-name="T85_10"><text:s/>:<text:s/>0.97<text:s text:c="2"/>0.7<text:s text:c="2"/>1.03<text:s text:c="2"/>0.94<text:s text:c="2"/>0.76<text:s text:c="2"/></text:span></text:p>
      <text:p text:style-name="P86"><text:span text:style-name="T86_1">The</text:span><text:span text:style-name="T86_2"><text:s/></text:span><text:span text:style-name="T86_3">RMS</text:span><text:span text:style-name="T86_4"><text:s/></text:span><text:span text:style-name="T86_5">Error</text:span><text:span text:style-name="T86_6"><text:s/>:<text:s/>0.1189678323133472</text:span></text:p>
      <text:p text:style-name="P87"><text:span text:style-name="T87_1"><text:s/></text:span><text:span text:style-name="T87_2">For</text:span><text:span text:style-name="T87_3"><text:s/></text:span><text:span text:style-name="T87_4">Pattern</text:span><text:span text:style-name="T87_5"><text:s/></text:span><text:span text:style-name="T87_6">number</text:span><text:span text:style-name="T87_7"><text:s/>18<text:s/></text:span><text:span text:style-name="T87_8">with</text:span><text:span text:style-name="T87_9"><text:s/></text:span><text:span text:style-name="T87_10">inputs</text:span><text:span text:style-name="T87_11">(</text:span><text:span text:style-name="T87_12">coordinates</text:span><text:span text:style-name="T87_13">)<text:s/>:<text:s/></text:span></text:p>
      <text:p text:style-name="P88"><text:span text:style-name="T88_1">535.44<text:s text:c="2"/>535.04<text:s text:c="2"/>534.96<text:s text:c="2"/>531.95<text:s text:c="2"/>530.67<text:s text:c="2"/>525.28<text:s text:c="2"/></text:span></text:p>
      <text:p text:style-name="P89"><text:span text:style-name="T89_1">The</text:span><text:span text:style-name="T89_2"><text:s/></text:span><text:span text:style-name="T89_3">computed</text:span><text:span text:style-name="T89_4"><text:s/></text:span><text:span text:style-name="T89_5">Output</text:span><text:span text:style-name="T89_6"><text:s/>(</text:span><text:span text:style-name="T89_7">pressures</text:span><text:span text:style-name="T89_8">)<text:s/></text:span><text:span text:style-name="T89_9">is</text:span><text:span text:style-name="T89_10"><text:s/>:<text:s/>0.7844425848748405<text:s text:c="2"/>0.6318536659911193<text:s text:c="2"/>0.9193639101979899<text:s text:c="2"/>0.7353156486447178<text:s text:c="2"/>0.791744079765681<text:s text:c="2"/></text:span></text:p>
      <text:p text:style-name="P90"><text:span text:style-name="T90_1">The</text:span><text:span text:style-name="T90_2"><text:s/></text:span><text:span text:style-name="T90_3">desired</text:span><text:span text:style-name="T90_4"><text:s/></text:span><text:span text:style-name="T90_5">Output</text:span><text:span text:style-name="T90_6"><text:s/>(</text:span><text:span text:style-name="T90_7">pressures</text:span><text:span text:style-name="T90_8">)<text:s/></text:span><text:span text:style-name="T90_9">is</text:span><text:span text:style-name="T90_10"><text:s/>:<text:s/>0.76<text:s text:c="2"/>0.7<text:s text:c="2"/>0.92<text:s text:c="2"/>0.69<text:s text:c="2"/>0.91<text:s text:c="2"/></text:span></text:p>
      <text:p text:style-name="P91"><text:span text:style-name="T91_1">The</text:span><text:span text:style-name="T91_2"><text:s/></text:span><text:span text:style-name="T91_3">RMS</text:span><text:span text:style-name="T91_4"><text:s/></text:span><text:span text:style-name="T91_5">Error</text:span><text:span text:style-name="T91_6"><text:s/>:<text:s/>0.02127973808700709</text:span></text:p>
      <text:p text:style-name="P92"><text:span text:style-name="T92_1"><text:s/></text:span><text:span text:style-name="T92_2">For</text:span><text:span text:style-name="T92_3"><text:s/></text:span><text:span text:style-name="T92_4">Pattern</text:span><text:span text:style-name="T92_5"><text:s/></text:span><text:span text:style-name="T92_6">number</text:span><text:span text:style-name="T92_7"><text:s/>19<text:s/></text:span><text:span text:style-name="T92_8">with</text:span><text:span text:style-name="T92_9"><text:s/></text:span><text:span text:style-name="T92_10">inputs</text:span><text:span text:style-name="T92_11">(</text:span><text:span text:style-name="T92_12">coordinates</text:span><text:span text:style-name="T92_13">)<text:s/>:<text:s/></text:span></text:p>
      <text:p text:style-name="P93"><text:span text:style-name="T93_1">535.05<text:s text:c="2"/>534.67<text:s text:c="2"/>534.55<text:s text:c="2"/>531.45<text:s text:c="2"/>530.2<text:s text:c="2"/>525.04<text:s text:c="2"/></text:span></text:p>
      <text:p text:style-name="P94"><text:span text:style-name="T94_1">The</text:span><text:span text:style-name="T94_2"><text:s/></text:span><text:span text:style-name="T94_3">computed</text:span><text:span text:style-name="T94_4"><text:s/></text:span><text:span text:style-name="T94_5">Output</text:span><text:span text:style-name="T94_6"><text:s/>(</text:span><text:span text:style-name="T94_7">pressures</text:span><text:span text:style-name="T94_8">)<text:s/></text:span><text:span text:style-name="T94_9">is</text:span><text:span text:style-name="T94_10"><text:s/>:<text:s/>0.7020175394146826<text:s text:c="2"/>0.600045322143931<text:s text:c="2"/>0.9572398621202661<text:s text:c="2"/>1.004755661211204<text:s text:c="2"/>0.832139472945579<text:s text:c="2"/></text:span></text:p>
      <text:p text:style-name="P95"><text:span text:style-name="T95_1">The</text:span><text:span text:style-name="T95_2"><text:s/></text:span><text:span text:style-name="T95_3">desired</text:span><text:span text:style-name="T95_4"><text:s/></text:span><text:span text:style-name="T95_5">Output</text:span><text:span text:style-name="T95_6"><text:s/>(</text:span><text:span text:style-name="T95_7">pressures</text:span><text:span text:style-name="T95_8">)<text:s/></text:span><text:span text:style-name="T95_9">is</text:span><text:span text:style-name="T95_10"><text:s/>:<text:s/>0.74<text:s text:c="2"/>0.6<text:s text:c="2"/>1.05<text:s text:c="2"/>0.75<text:s text:c="2"/>1.05<text:s text:c="2"/></text:span></text:p>
      <text:p text:style-name="P96"><text:span text:style-name="T96_1">The</text:span><text:span text:style-name="T96_2"><text:s/></text:span><text:span text:style-name="T96_3">RMS</text:span><text:span text:style-name="T96_4"><text:s/></text:span><text:span text:style-name="T96_5">Error</text:span><text:span text:style-name="T96_6"><text:s/>:<text:s/>0.12241076871326709</text:span></text:p>
      <text:p text:style-name="P97"><text:span text:style-name="T97_1"><text:s/></text:span><text:span text:style-name="T97_2">For</text:span><text:span text:style-name="T97_3"><text:s/></text:span><text:span text:style-name="T97_4">Pattern</text:span><text:span text:style-name="T97_5"><text:s/></text:span><text:span text:style-name="T97_6">number</text:span><text:span text:style-name="T97_7"><text:s/>20<text:s/></text:span><text:span text:style-name="T97_8">with</text:span><text:span text:style-name="T97_9"><text:s/></text:span><text:span text:style-name="T97_10">inputs</text:span><text:span text:style-name="T97_11">(</text:span><text:span text:style-name="T97_12">coordinates</text:span><text:span text:style-name="T97_13">)<text:s/>:<text:s/></text:span></text:p>
      <text:p text:style-name="P98"><text:span text:style-name="T98_1">535.07<text:s text:c="2"/>534.68<text:s text:c="2"/>534.62<text:s text:c="2"/>531.77<text:s text:c="2"/>530.54<text:s text:c="2"/>525.31<text:s text:c="2"/></text:span></text:p>
      <text:p text:style-name="P99"><text:span text:style-name="T99_1">The</text:span><text:span text:style-name="T99_2"><text:s/></text:span><text:span text:style-name="T99_3">computed</text:span><text:span text:style-name="T99_4"><text:s/></text:span><text:span text:style-name="T99_5">Output</text:span><text:span text:style-name="T99_6"><text:s/>(</text:span><text:span text:style-name="T99_7">pressures</text:span><text:span text:style-name="T99_8">)<text:s/></text:span><text:span text:style-name="T99_9">is</text:span><text:span text:style-name="T99_10"><text:s/>:<text:s/>0.6485335558335985<text:s text:c="2"/>0.6087189835599432<text:s text:c="2"/>1.0422345638608885<text:s text:c="2"/>0.6191855774182394<text:s text:c="2"/>0.8022455261585011<text:s text:c="2"/></text:span></text:p>
      <text:p text:style-name="P100"><text:span text:style-name="T100_1">The</text:span><text:span text:style-name="T100_2"><text:s/></text:span><text:span text:style-name="T100_3">desired</text:span><text:span text:style-name="T100_4"><text:s/></text:span><text:span text:style-name="T100_5">Output</text:span><text:span text:style-name="T100_6"><text:s/>(</text:span><text:span text:style-name="T100_7">pressures</text:span><text:span text:style-name="T100_8">)<text:s/></text:span><text:span text:style-name="T100_9">is</text:span><text:span text:style-name="T100_10"><text:s/>:<text:s/>0.69<text:s text:c="2"/>0.79<text:s text:c="2"/>1.03<text:s text:c="2"/>0.78<text:s text:c="2"/>1.0<text:s text:c="2"/></text:span></text:p>
      <text:p text:style-name="P101"><text:span text:style-name="T101_1">The</text:span><text:span text:style-name="T101_2"><text:s/></text:span><text:span text:style-name="T101_3">RMS</text:span><text:span text:style-name="T101_4"><text:s/></text:span><text:span text:style-name="T101_5">Error</text:span><text:span text:style-name="T101_6"><text:s/>:<text:s/>0.09970006790084474</text:span></text:p>
      <text:p text:style-name="P102"><text:span text:style-name="T102_1"><text:s/></text:span><text:span text:style-name="T102_2">For</text:span><text:span text:style-name="T102_3"><text:s/></text:span><text:span text:style-name="T102_4">Pattern</text:span><text:span text:style-name="T102_5"><text:s/></text:span><text:span text:style-name="T102_6">number</text:span><text:span text:style-name="T102_7"><text:s/>21<text:s/></text:span><text:span text:style-name="T102_8">with</text:span><text:span text:style-name="T102_9"><text:s/></text:span><text:span text:style-name="T102_10">inputs</text:span><text:span text:style-name="T102_11">(</text:span><text:span text:style-name="T102_12">coordinates</text:span><text:span text:style-name="T102_13">)<text:s/>:<text:s/></text:span></text:p>
      <text:p text:style-name="P103"><text:span text:style-name="T103_1">535.64<text:s text:c="2"/>535.24<text:s text:c="2"/>535.1<text:s text:c="2"/>531.86<text:s text:c="2"/>530.57<text:s text:c="2"/>525.4<text:s text:c="2"/></text:span></text:p>
      <text:p text:style-name="P104"><text:span text:style-name="T104_1">The</text:span><text:span text:style-name="T104_2"><text:s/></text:span><text:span text:style-name="T104_3">computed</text:span><text:span text:style-name="T104_4"><text:s/></text:span><text:span text:style-name="T104_5">Output</text:span><text:span text:style-name="T104_6"><text:s/>(</text:span><text:span text:style-name="T104_7">pressures</text:span><text:span text:style-name="T104_8">)<text:s/></text:span><text:span text:style-name="T104_9">is</text:span><text:span text:style-name="T104_10"><text:s/>:<text:s/>0.8373633514285347<text:s text:c="2"/>0.6104240923990261<text:s text:c="2"/>0.8213157227557737<text:s text:c="2"/>0.8703564651362266<text:s text:c="2"/>0.7861730238398174<text:s text:c="2"/></text:span></text:p>
      <text:p text:style-name="P105"><text:span text:style-name="T105_1">The</text:span><text:span text:style-name="T105_2"><text:s/></text:span><text:span text:style-name="T105_3">desired</text:span><text:span text:style-name="T105_4"><text:s/></text:span><text:span text:style-name="T105_5">Output</text:span><text:span text:style-name="T105_6"><text:s/>(</text:span><text:span text:style-name="T105_7">pressures</text:span><text:span text:style-name="T105_8">)<text:s/></text:span><text:span text:style-name="T105_9">is</text:span><text:span text:style-name="T105_10"><text:s/>:<text:s/>0.9<text:s text:c="2"/>0.6<text:s text:c="2"/>0.9<text:s text:c="2"/>1.05<text:s text:c="2"/>0.6<text:s text:c="2"/></text:span></text:p>
      <text:p text:style-name="P106"><text:span text:style-name="T106_1">The</text:span><text:span text:style-name="T106_2"><text:s/></text:span><text:span text:style-name="T106_3">RMS</text:span><text:span text:style-name="T106_4"><text:s/></text:span><text:span text:style-name="T106_5">Error</text:span><text:span text:style-name="T106_6"><text:s/>:<text:s/>0.07715542135606797</text:span></text:p>
      <text:p text:style-name="P107"><text:span text:style-name="T107_1"><text:s/></text:span><text:span text:style-name="T107_2">For</text:span><text:span text:style-name="T107_3"><text:s/></text:span><text:span text:style-name="T107_4">Pattern</text:span><text:span text:style-name="T107_5"><text:s/></text:span><text:span text:style-name="T107_6">number</text:span><text:span text:style-name="T107_7"><text:s/>22<text:s/></text:span><text:span text:style-name="T107_8">with</text:span><text:span text:style-name="T107_9"><text:s/></text:span><text:span text:style-name="T107_10">inputs</text:span><text:span text:style-name="T107_11">(</text:span><text:span text:style-name="T107_12">coordinates</text:span><text:span text:style-name="T107_13">)<text:s/>:<text:s/></text:span></text:p>
      <text:p text:style-name="P108"><text:span text:style-name="T108_1">537.18<text:s text:c="2"/>536.72<text:s text:c="2"/>536.71<text:s text:c="2"/>533.65<text:s text:c="2"/>532.22<text:s text:c="2"/>526.22<text:s text:c="2"/></text:span></text:p>
      <text:p text:style-name="P109"><text:span text:style-name="T109_1">The</text:span><text:span text:style-name="T109_2"><text:s/></text:span><text:span text:style-name="T109_3">computed</text:span><text:span text:style-name="T109_4"><text:s/></text:span><text:span text:style-name="T109_5">Output</text:span><text:span text:style-name="T109_6"><text:s/>(</text:span><text:span text:style-name="T109_7">pressures</text:span><text:span text:style-name="T109_8">)<text:s/></text:span><text:span text:style-name="T109_9">is</text:span><text:span text:style-name="T109_10"><text:s/>:<text:s/>1.0499880247135964<text:s text:c="2"/>0.8408272094478455<text:s text:c="2"/>0.6003964240545887<text:s text:c="2"/>0.6010295918670842<text:s text:c="2"/>0.6003284646324779<text:s text:c="2"/></text:span></text:p>
      <text:p text:style-name="P110"><text:span text:style-name="T110_1">The</text:span><text:span text:style-name="T110_2"><text:s/></text:span><text:span text:style-name="T110_3">desired</text:span><text:span text:style-name="T110_4"><text:s/></text:span><text:span text:style-name="T110_5">Output</text:span><text:span text:style-name="T110_6"><text:s/>(</text:span><text:span text:style-name="T110_7">pressures</text:span><text:span text:style-name="T110_8">)<text:s/></text:span><text:span text:style-name="T110_9">is</text:span><text:span text:style-name="T110_10"><text:s/>:<text:s/>1.05<text:s text:c="2"/>1.03<text:s text:c="2"/>0.63<text:s text:c="2"/>0.8<text:s text:c="2"/>0.62<text:s text:c="2"/></text:span></text:p>
      <text:p text:style-name="P111"><text:span text:style-name="T111_1">The</text:span><text:span text:style-name="T111_2"><text:s/></text:span><text:span text:style-name="T111_3">RMS</text:span><text:span text:style-name="T111_4"><text:s/></text:span><text:span text:style-name="T111_5">Error</text:span><text:span text:style-name="T111_6"><text:s/>:<text:s/>0.07663890915374735</text:span></text:p>
      <text:p text:style-name="P112"><text:span text:style-name="T112_1"><text:s/></text:span><text:span text:style-name="T112_2">For</text:span><text:span text:style-name="T112_3"><text:s/></text:span><text:span text:style-name="T112_4">Pattern</text:span><text:span text:style-name="T112_5"><text:s/></text:span><text:span text:style-name="T112_6">number</text:span><text:span text:style-name="T112_7"><text:s/>23<text:s/></text:span><text:span text:style-name="T112_8">with</text:span><text:span text:style-name="T112_9"><text:s/></text:span><text:span text:style-name="T112_10">inputs</text:span><text:span text:style-name="T112_11">(</text:span><text:span text:style-name="T112_12">coordinates</text:span><text:span text:style-name="T112_13">)<text:s/>:<text:s/></text:span></text:p>
      <text:p text:style-name="P113"><text:span text:style-name="T113_1">535.39<text:s text:c="2"/>534.99<text:s text:c="2"/>534.92<text:s text:c="2"/>531.99<text:s text:c="2"/>530.74<text:s text:c="2"/>525.45<text:s text:c="2"/></text:span></text:p>
      <text:p text:style-name="P114"><text:span text:style-name="T114_1">The</text:span><text:span text:style-name="T114_2"><text:s/></text:span><text:span text:style-name="T114_3">computed</text:span><text:span text:style-name="T114_4"><text:s/></text:span><text:span text:style-name="T114_5">Output</text:span><text:span text:style-name="T114_6"><text:s/>(</text:span><text:span text:style-name="T114_7">pressures</text:span><text:span text:style-name="T114_8">)<text:s/></text:span><text:span text:style-name="T114_9">is</text:span><text:span text:style-name="T114_10"><text:s/>:<text:s/>0.7496837504877836<text:s text:c="2"/>0.6428420508531539<text:s text:c="2"/>0.9741307638882604<text:s text:c="2"/>0.6827654895287143<text:s text:c="2"/>0.7893652281354263<text:s text:c="2"/></text:span></text:p>
      <text:p text:style-name="P115"><text:span text:style-name="T115_1">The</text:span><text:span text:style-name="T115_2"><text:s/></text:span><text:span text:style-name="T115_3">desired</text:span><text:span text:style-name="T115_4"><text:s/></text:span><text:span text:style-name="T115_5">Output</text:span><text:span text:style-name="T115_6"><text:s/>(</text:span><text:span text:style-name="T115_7">pressures</text:span><text:span text:style-name="T115_8">)<text:s/></text:span><text:span text:style-name="T115_9">is</text:span><text:span text:style-name="T115_10"><text:s/>:<text:s/>0.74<text:s text:c="2"/>0.6<text:s text:c="2"/>1.05<text:s text:c="2"/>0.63<text:s text:c="2"/>0.84<text:s text:c="2"/></text:span></text:p>
      <text:p text:style-name="P116"><text:span text:style-name="T116_1">The</text:span><text:span text:style-name="T116_2"><text:s/></text:span><text:span text:style-name="T116_3">RMS</text:span><text:span text:style-name="T116_4"><text:s/></text:span><text:span text:style-name="T116_5">Error</text:span><text:span text:style-name="T116_6"><text:s/>:<text:s/>0.013033434339975062</text:span></text:p>
      <text:p text:style-name="P117"><text:span text:style-name="T117_1"><text:s/></text:span><text:span text:style-name="T117_2">For</text:span><text:span text:style-name="T117_3"><text:s/></text:span><text:span text:style-name="T117_4">Pattern</text:span><text:span text:style-name="T117_5"><text:s/></text:span><text:span text:style-name="T117_6">number</text:span><text:span text:style-name="T117_7"><text:s/>24<text:s/></text:span><text:span text:style-name="T117_8">with</text:span><text:span text:style-name="T117_9"><text:s/></text:span><text:span text:style-name="T117_10">inputs</text:span><text:span text:style-name="T117_11">(</text:span><text:span text:style-name="T117_12">coordinates</text:span><text:span text:style-name="T117_13">)<text:s/>:<text:s/></text:span></text:p>
      <text:p text:style-name="P118"><text:span text:style-name="T118_1">535.28<text:s text:c="2"/>534.88<text:s text:c="2"/>534.82<text:s text:c="2"/>531.9<text:s text:c="2"/>530.63<text:s text:c="2"/>525.28<text:s text:c="2"/></text:span></text:p>
      <text:p text:style-name="P119"><text:span text:style-name="T119_1">The</text:span><text:span text:style-name="T119_2"><text:s/></text:span><text:span text:style-name="T119_3">computed</text:span><text:span text:style-name="T119_4"><text:s/></text:span><text:span text:style-name="T119_5">Output</text:span><text:span text:style-name="T119_6"><text:s/>(</text:span><text:span text:style-name="T119_7">pressures</text:span><text:span text:style-name="T119_8">)<text:s/></text:span><text:span text:style-name="T119_9">is</text:span><text:span text:style-name="T119_10"><text:s/>:<text:s/>0.7306052194947436<text:s text:c="2"/>0.6253115641861724<text:s text:c="2"/>0.9867314562061016<text:s text:c="2"/>0.6829775260823985<text:s text:c="2"/>0.7976155529721352<text:s text:c="2"/></text:span></text:p>
      <text:p text:style-name="P120"><text:span text:style-name="T120_1">The</text:span><text:span text:style-name="T120_2"><text:s/></text:span><text:span text:style-name="T120_3">desired</text:span><text:span text:style-name="T120_4"><text:s/></text:span><text:span text:style-name="T120_5">Output</text:span><text:span text:style-name="T120_6"><text:s/>(</text:span><text:span text:style-name="T120_7">pressures</text:span><text:span text:style-name="T120_8">)<text:s/></text:span><text:span text:style-name="T120_9">is</text:span><text:span text:style-name="T120_10"><text:s/>:<text:s/>0.72<text:s text:c="2"/>0.74<text:s text:c="2"/>0.91<text:s text:c="2"/>0.71<text:s text:c="2"/>0.88<text:s text:c="2"/></text:span></text:p>
      <text:p text:style-name="P121"><text:span text:style-name="T121_1">The</text:span><text:span text:style-name="T121_2"><text:s/></text:span><text:span text:style-name="T121_3">RMS</text:span><text:span text:style-name="T121_4"><text:s/></text:span><text:span text:style-name="T121_5">Error</text:span><text:span text:style-name="T121_6"><text:s/>:<text:s/>0.026671035570177547</text:span></text:p>
      <text:p text:style-name="P122"><text:span text:style-name="T122_1"><text:s/></text:span><text:span text:style-name="T122_2">For</text:span><text:span text:style-name="T122_3"><text:s/></text:span><text:span text:style-name="T122_4">Pattern</text:span><text:span text:style-name="T122_5"><text:s/></text:span><text:span text:style-name="T122_6">number</text:span><text:span text:style-name="T122_7"><text:s/>25<text:s/></text:span><text:span text:style-name="T122_8">with</text:span><text:span text:style-name="T122_9"><text:s/></text:span><text:span text:style-name="T122_10">inputs</text:span><text:span text:style-name="T122_11">(</text:span><text:span text:style-name="T122_12">coordinates</text:span><text:span text:style-name="T122_13">)<text:s/>:<text:s/></text:span></text:p>
      <text:p text:style-name="P123"><text:span text:style-name="T123_1">535.45<text:s text:c="2"/>535.04<text:s text:c="2"/>535.03<text:s text:c="2"/>532.33<text:s text:c="2"/>531.04<text:s text:c="2"/>525.48<text:s text:c="2"/></text:span></text:p>
      <text:p text:style-name="P124"><text:span text:style-name="T124_1">The</text:span><text:span text:style-name="T124_2"><text:s/></text:span><text:span text:style-name="T124_3">computed</text:span><text:span text:style-name="T124_4"><text:s/></text:span><text:span text:style-name="T124_5">Output</text:span><text:span text:style-name="T124_6"><text:s/>(</text:span><text:span text:style-name="T124_7">pressures</text:span><text:span text:style-name="T124_8">)<text:s/></text:span><text:span text:style-name="T124_9">is</text:span><text:span text:style-name="T124_10"><text:s/>:<text:s/>0.7546706020117719<text:s text:c="2"/>0.7073688675696874<text:s text:c="2"/>0.9932800673453008<text:s text:c="2"/>0.6504774105448937<text:s text:c="2"/>0.766722789512968<text:s text:c="2"/></text:span></text:p>
      <text:p text:style-name="P125"><text:span text:style-name="T125_1">The</text:span><text:span text:style-name="T125_2"><text:s/></text:span><text:span text:style-name="T125_3">desired</text:span><text:span text:style-name="T125_4"><text:s/></text:span><text:span text:style-name="T125_5">Output</text:span><text:span text:style-name="T125_6"><text:s/>(</text:span><text:span text:style-name="T125_7">pressures</text:span><text:span text:style-name="T125_8">)<text:s/></text:span><text:span text:style-name="T125_9">is</text:span><text:span text:style-name="T125_10"><text:s/>:<text:s/>0.69<text:s text:c="2"/>1.01<text:s text:c="2"/>0.84<text:s text:c="2"/>0.67<text:s text:c="2"/>1.01<text:s text:c="2"/></text:span></text:p>
      <text:p text:style-name="P126"><text:span text:style-name="T126_1">The</text:span><text:span text:style-name="T126_2"><text:s/></text:span><text:span text:style-name="T126_3">RMS</text:span><text:span text:style-name="T126_4"><text:s/></text:span><text:span text:style-name="T126_5">Error</text:span><text:span text:style-name="T126_6"><text:s/>:<text:s/>0.17882760076738266</text:span></text:p>
      <text:p text:style-name="P127"><text:span text:style-name="T127_1"><text:s/></text:span><text:span text:style-name="T127_2">For</text:span><text:span text:style-name="T127_3"><text:s/></text:span><text:span text:style-name="T127_4">Pattern</text:span><text:span text:style-name="T127_5"><text:s/></text:span><text:span text:style-name="T127_6">number</text:span><text:span text:style-name="T127_7"><text:s/>26<text:s/></text:span><text:span text:style-name="T127_8">with</text:span><text:span text:style-name="T127_9"><text:s/></text:span><text:span text:style-name="T127_10">inputs</text:span><text:span text:style-name="T127_11">(</text:span><text:span text:style-name="T127_12">coordinates</text:span><text:span text:style-name="T127_13">)<text:s/>:<text:s/></text:span></text:p>
      <text:p text:style-name="P128"><text:span text:style-name="T128_1">535.16<text:s text:c="2"/>534.78<text:s text:c="2"/>534.65<text:s text:c="2"/>531.4<text:s text:c="2"/>530.09<text:s text:c="2"/>524.67<text:s text:c="2"/></text:span></text:p>
      <text:p text:style-name="P129"><text:span text:style-name="T129_1">The</text:span><text:span text:style-name="T129_2"><text:s/></text:span><text:span text:style-name="T129_3">computed</text:span><text:span text:style-name="T129_4"><text:s/></text:span><text:span text:style-name="T129_5">Output</text:span><text:span text:style-name="T129_6"><text:s/>(</text:span><text:span text:style-name="T129_7">pressures</text:span><text:span text:style-name="T129_8">)<text:s/></text:span><text:span text:style-name="T129_9">is</text:span><text:span text:style-name="T129_10"><text:s/>:<text:s/>0.8272543481793719<text:s text:c="2"/>0.6000025905264063<text:s text:c="2"/>0.6845569928775352<text:s text:c="2"/>1.0492417039985236<text:s text:c="2"/>0.8381415604813859<text:s text:c="2"/></text:span></text:p>
      <text:p text:style-name="P130"><text:span text:style-name="T130_1">The</text:span><text:span text:style-name="T130_2"><text:s/></text:span><text:span text:style-name="T130_3">desired</text:span><text:span text:style-name="T130_4"><text:s/></text:span><text:span text:style-name="T130_5">Output</text:span><text:span text:style-name="T130_6"><text:s/>(</text:span><text:span text:style-name="T130_7">pressures</text:span><text:span text:style-name="T130_8">)<text:s/></text:span><text:span text:style-name="T130_9">is</text:span><text:span text:style-name="T130_10"><text:s/>:<text:s/>0.74<text:s text:c="2"/>0.6<text:s text:c="2"/>0.78<text:s text:c="2"/>0.6<text:s text:c="2"/>1.05<text:s text:c="2"/></text:span></text:p>
      <text:p text:style-name="P131"><text:span text:style-name="T131_1">The</text:span><text:span text:style-name="T131_2"><text:s/></text:span><text:span text:style-name="T131_3">RMS</text:span><text:span text:style-name="T131_4"><text:s/></text:span><text:span text:style-name="T131_5">Error</text:span><text:span text:style-name="T131_6"><text:s/>:<text:s/>0.2634247958982561</text:span></text:p>
      <text:p text:style-name="P132"><text:span text:style-name="T132_1"><text:s/></text:span><text:span text:style-name="T132_2">For</text:span><text:span text:style-name="T132_3"><text:s/></text:span><text:span text:style-name="T132_4">Pattern</text:span><text:span text:style-name="T132_5"><text:s/></text:span><text:span text:style-name="T132_6">number</text:span><text:span text:style-name="T132_7"><text:s/>27<text:s/></text:span><text:span text:style-name="T132_8">with</text:span><text:span text:style-name="T132_9"><text:s/></text:span><text:span text:style-name="T132_10">inputs</text:span><text:span text:style-name="T132_11">(</text:span><text:span text:style-name="T132_12">coordinates</text:span><text:span text:style-name="T132_13">)<text:s/>:<text:s/></text:span></text:p>
      <text:p text:style-name="P133"><text:span text:style-name="T133_1">537.16<text:s text:c="2"/>536.69<text:s text:c="2"/>536.7<text:s text:c="2"/>533.75<text:s text:c="2"/>532.36<text:s text:c="2"/>526.53<text:s text:c="2"/></text:span></text:p>
      <text:p text:style-name="P134"><text:span text:style-name="T134_1">The</text:span><text:span text:style-name="T134_2"><text:s/></text:span><text:span text:style-name="T134_3">computed</text:span><text:span text:style-name="T134_4"><text:s/></text:span><text:span text:style-name="T134_5">Output</text:span><text:span text:style-name="T134_6"><text:s/>(</text:span><text:span text:style-name="T134_7">pressures</text:span><text:span text:style-name="T134_8">)<text:s/></text:span><text:span text:style-name="T134_9">is</text:span><text:span text:style-name="T134_10"><text:s/>:<text:s/>1.0498384157889646<text:s text:c="2"/>1.0493063549616353<text:s text:c="2"/>0.7811844347515435<text:s text:c="2"/>0.6001863079489876<text:s text:c="2"/>0.6001241599821602<text:s text:c="2"/></text:span></text:p>
      <text:p text:style-name="P135"><text:span text:style-name="T135_1">The</text:span><text:span text:style-name="T135_2"><text:s/></text:span><text:span text:style-name="T135_3">desired</text:span><text:span text:style-name="T135_4"><text:s/></text:span><text:span text:style-name="T135_5">Output</text:span><text:span text:style-name="T135_6"><text:s/>(</text:span><text:span text:style-name="T135_7">pressures</text:span><text:span text:style-name="T135_8">)<text:s/></text:span><text:span text:style-name="T135_9">is</text:span><text:span text:style-name="T135_10"><text:s/>:<text:s/>1.02<text:s text:c="2"/>0.88<text:s text:c="2"/>0.98<text:s text:c="2"/>0.63<text:s text:c="2"/>0.72<text:s text:c="2"/></text:span></text:p>
      <text:p text:style-name="P136"><text:span text:style-name="T136_1">The</text:span><text:span text:style-name="T136_2"><text:s/></text:span><text:span text:style-name="T136_3">RMS</text:span><text:span text:style-name="T136_4"><text:s/></text:span><text:span text:style-name="T136_5">Error</text:span><text:span text:style-name="T136_6"><text:s/>:<text:s/>0.0843416751259489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